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_bill</text:p>
          </table:table-cell>
          <table:table-cell office:value-type="string" calcext:value-type="string">
            <text:p>tip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5.29" calcext:value-type="float">
            <text:p>25.29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35.26" calcext:value-type="float">
            <text:p>35.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21.58" calcext:value-type="float">
            <text:p>21.58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39.42" calcext:value-type="float">
            <text:p>39.42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93" calcext:value-type="float">
            <text:p>16.9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31.27" calcext:value-type="float">
            <text:p>31.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23" calcext:value-type="float">
            <text:p>22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4.81" calcext:value-type="float">
            <text:p>34.8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19.49" calcext:value-type="float">
            <text:p>19.49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38.01" calcext:value-type="float">
            <text:p>38.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8.27" calcext:value-type="float">
            <text:p>48.27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3" calcext:value-type="float">
            <text:p>20.23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4.83" calcext:value-type="float">
            <text:p>34.83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.97" calcext:value-type="float">
            <text:p>28.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49" calcext:value-type="float">
            <text:p>22.4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0.17" calcext:value-type="float">
            <text:p>40.17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07" calcext:value-type="float">
            <text:p>38.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.27" calcext:value-type="float">
            <text:p>20.27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1.19" calcext:value-type="float">
            <text:p>41.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77" calcext:value-type="float">
            <text:p>19.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48.17" calcext:value-type="float">
            <text:p>48.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31.71" calcext:value-type="float">
            <text:p>31.7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.81" calcext:value-type="float">
            <text:p>50.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.63" calcext:value-type="float">
            <text:p>34.63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45.35" calcext:value-type="float">
            <text:p>45.3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0.46" calcext:value-type="float">
            <text:p>30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.11" calcext:value-type="float">
            <text:p>43.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26.59" calcext:value-type="float">
            <text:p>26.59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38.73" calcext:value-type="float">
            <text:p>38.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30.06" calcext:value-type="float">
            <text:p>30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48.33" calcext:value-type="float">
            <text:p>48.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83" calcext:value-type="float">
            <text:p>32.83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35.83" calcext:value-type="float">
            <text:p>35.83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53:12.525891875</meta:creation-date>
    <dc:date>2017-12-14T11:53:41.612890879</dc:date>
    <meta:editing-duration>PT29S</meta:editing-duration>
    <meta:editing-cycles>1</meta:editing-cycles>
    <meta:document-statistic meta:table-count="1" meta:cell-count="490" meta:object-count="0"/>
    <meta:generator>LibreOffice/5.1.6.2$Linux_X86_64 LibreOffice_project/10m0$Build-2</meta:generator>
  </office:meta>
</office:document-meta>
</file>